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B47EC66530E1F273B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>
        <style:tab-stops/>
      </style:paragraph-properties>
      <style:text-properties fo:color="#004586" style:font-name="Calibri" style:text-underline-style="none" fo:font-weight="bold" officeooo:rsid="0077df4d" officeooo:paragraph-rsid="006ded7e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fo:color="#004586" style:font-name="Calibri" style:text-underline-style="none" fo:font-weight="bold" officeooo:rsid="0077df4d" officeooo:paragraph-rsid="006ded7e" style:font-weight-asian="bold" style:font-weight-complex="bold"/>
    </style:style>
    <style:style style:name="P3" style:family="paragraph" style:parent-style-name="Footer">
      <style:text-properties fo:color="#004586" style:font-name="Calibri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hyphenation-ladder-count="no-limit" fo:text-indent="0cm" style:auto-text-indent="false" style:vertical-align="baseline" style:writing-mode="lr-tb"/>
      <style:text-properties fo:font-variant="normal" fo:text-transform="none" fo:color="#000000" style:font-name="Arial" fo:font-size="8pt" fo:letter-spacing="normal" fo:font-style="normal" style:text-underline-style="none" fo:font-weight="normal" officeooo:rsid="0014e533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text-line-through-style="none" style:text-line-through-type="none" style:font-name="Arial" fo:font-size="8pt" style:text-underline-style="solid" style:text-underline-width="auto" style:text-underline-color="font-color" fo:font-weight="bold" officeooo:rsid="0009df6b" officeooo:paragraph-rsid="00df5d26" style:font-name-asian="Calibri1" style:font-size-asian="8pt" style:font-weight-asian="bold" style:font-name-complex="Calibri1" style:font-size-complex="8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baseline" style:writing-mode="lr-tb"/>
      <style:text-properties fo:color="#000000" style:text-line-through-style="none" style:text-line-through-type="none" style:font-name="Arial" fo:font-size="9pt" style:text-underline-style="solid" style:text-underline-width="auto" style:text-underline-color="font-color" fo:font-weight="bold" officeooo:rsid="00df5d26" officeooo:paragraph-rsid="00df5d26" style:font-name-asian="Calibri1" style:font-size-asian="9pt" style:font-weight-asian="bold" style:font-name-complex="Calibri1" style:font-size-complex="9pt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09df6b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0b4965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0ddca9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0bfe05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cf1e2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7f706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ed57a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4e533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026ed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1680b2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26244f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2dba91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bold" officeooo:rsid="00215db6" officeooo:paragraph-rsid="00df5d26" style:font-name-asian="Calibri1" style:font-size-asian="8pt" style:font-weight-asian="bold" style:font-name-complex="Calibri1" style:font-size-complex="8pt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bold" officeooo:rsid="00189cfe" officeooo:paragraph-rsid="00df5d26" style:font-name-asian="Calibri1" style:font-size-asian="8pt" style:font-weight-asian="bold" style:font-name-complex="Calibri1" style:font-size-complex="8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solid" style:text-underline-width="auto" style:text-underline-color="font-color" fo:font-weight="bold" officeooo:rsid="001026ed" officeooo:paragraph-rsid="00df5d26" style:font-name-asian="Calibri1" style:font-size-asian="8pt" style:font-weight-asian="bold" style:font-name-complex="Calibri1" style:font-size-complex="8pt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09df6b" officeooo:paragraph-rsid="00df5d26" style:font-size-asian="8pt" style:font-size-complex="8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0b4965" officeooo:paragraph-rsid="00df5d26" style:font-size-asian="8pt" style:font-size-complex="8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0bfe05" officeooo:paragraph-rsid="00df5d26" style:font-size-asian="8pt" style:font-size-complex="8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2dba91" officeooo:paragraph-rsid="00df5d26" style:font-size-asian="8pt" style:font-size-complex="8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2f40b2" officeooo:paragraph-rsid="00df5d26" style:font-size-asian="8pt" style:font-size-complex="8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0ddca9" officeooo:paragraph-rsid="00df5d26" style:font-size-asian="8pt" style:font-size-complex="8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officeooo:rsid="000efad4" officeooo:paragraph-rsid="00df5d26" style:font-size-asian="8pt" style:font-size-complex="8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style:font-name="Arial" fo:font-size="8pt" fo:font-weight="bold" officeooo:rsid="001cf1e2" officeooo:paragraph-rsid="00df5d26" style:font-size-asian="8pt" style:font-weight-asian="bold" style:font-size-complex="8pt" style:font-weight-complex="bold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0000" style:font-name="Arial" fo:font-size="8pt" style:text-underline-style="none" fo:font-weight="normal" officeooo:rsid="0022c9f2" officeooo:paragraph-rsid="00df5d26" style:font-name-asian="Calibri1" style:font-size-asian="8pt" style:font-weight-asian="normal" style:font-name-complex="Calibri1" style:font-size-complex="8pt" style:font-weight-complex="normal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64ca" style:font-weight-asian="bold" style:font-weight-complex="bold"/>
    </style:style>
    <style:style style:name="T3" style:family="text">
      <style:text-properties fo:font-weight="bold" officeooo:rsid="002c38a2" style:font-weight-asian="bold" style:font-weight-complex="bold"/>
    </style:style>
    <style:style style:name="T4" style:family="text">
      <style:text-properties fo:font-weight="bold" officeooo:rsid="001b963a" style:font-weight-asian="bold" style:font-weight-complex="bold"/>
    </style:style>
    <style:style style:name="T5" style:family="text">
      <style:text-properties fo:font-weight="bold" officeooo:rsid="00170177" style:font-weight-asian="bold" style:font-weight-complex="bold"/>
    </style:style>
    <style:style style:name="T6" style:family="text">
      <style:text-properties fo:font-weight="bold" officeooo:rsid="001e32b4" style:font-weight-asian="bold" style:font-weight-complex="bold"/>
    </style:style>
    <style:style style:name="T7" style:family="text">
      <style:text-properties officeooo:rsid="00170177"/>
    </style:style>
    <style:style style:name="T8" style:family="text">
      <style:text-properties fo:color="#000000" style:text-underline-style="none" fo:font-weight="bold" style:font-name-asian="Calibri1" style:font-weight-asian="bold" style:font-name-complex="Calibri1" style:font-weight-complex="bold"/>
    </style:style>
    <style:style style:name="T9" style:family="text">
      <style:text-properties fo:color="#000000" style:text-underline-style="none" fo:font-weight="bold" officeooo:rsid="000b4965" style:font-name-asian="Calibri1" style:font-weight-asian="bold" style:font-name-complex="Calibri1" style:font-weight-complex="bold"/>
    </style:style>
    <style:style style:name="T10" style:family="text">
      <style:text-properties fo:color="#000000" style:text-underline-style="none" fo:font-weight="bold" officeooo:rsid="003064ca" style:font-name-asian="Calibri1" style:font-weight-asian="bold" style:font-name-complex="Calibri1" style:font-weight-complex="bold"/>
    </style:style>
    <style:style style:name="T11" style:family="text">
      <style:text-properties fo:color="#000000" style:text-underline-style="none" fo:font-weight="bold" officeooo:rsid="001cf1e2" style:font-name-asian="Calibri1" style:font-weight-asian="bold" style:font-name-complex="Calibri1" style:font-weight-complex="bold"/>
    </style:style>
    <style:style style:name="T12" style:family="text">
      <style:text-properties fo:color="#000000" style:text-underline-style="none" fo:font-weight="bold" officeooo:rsid="000bfe05" style:font-name-asian="Calibri1" style:font-weight-asian="bold" style:font-name-complex="Calibri1" style:font-weight-complex="bold"/>
    </style:style>
    <style:style style:name="T13" style:family="text">
      <style:text-properties fo:color="#000000" style:text-underline-style="none" fo:font-weight="bold" officeooo:rsid="000efad4" style:font-name-asian="Calibri1" style:font-weight-asian="bold" style:font-name-complex="Calibri1" style:font-weight-complex="bold"/>
    </style:style>
    <style:style style:name="T14" style:family="text">
      <style:text-properties fo:color="#000000" style:text-underline-style="none" fo:font-weight="normal" style:font-name-asian="Calibri1" style:font-weight-asian="normal" style:font-name-complex="Calibri1" style:font-weight-complex="normal"/>
    </style:style>
    <style:style style:name="T15" style:family="text">
      <style:text-properties fo:color="#000000" style:text-underline-style="none" fo:font-weight="normal" officeooo:rsid="000b4965" style:font-name-asian="Calibri1" style:font-weight-asian="normal" style:font-name-complex="Calibri1" style:font-weight-complex="normal"/>
    </style:style>
    <style:style style:name="T16" style:family="text">
      <style:text-properties fo:color="#000000" style:text-underline-style="none" fo:font-weight="normal" officeooo:rsid="00170177" style:font-name-asian="Calibri1" style:font-weight-asian="normal" style:font-name-complex="Calibri1" style:font-weight-complex="normal"/>
    </style:style>
    <style:style style:name="T17" style:family="text">
      <style:text-properties fo:color="#000000" style:text-underline-style="none" fo:font-weight="normal" officeooo:rsid="001b963a" style:font-name-asian="Calibri1" style:font-weight-asian="normal" style:font-name-complex="Calibri1" style:font-weight-complex="normal"/>
    </style:style>
    <style:style style:name="T18" style:family="text">
      <style:text-properties fo:color="#000000" style:text-underline-style="none" fo:font-weight="normal" officeooo:rsid="0022c9f2" style:font-name-asian="Calibri1" style:font-weight-asian="normal" style:font-name-complex="Calibri1" style:font-weight-complex="normal"/>
    </style:style>
    <style:style style:name="T19" style:family="text">
      <style:text-properties fo:color="#000000" style:text-underline-style="none" fo:font-weight="normal" officeooo:rsid="000ddca9" style:font-name-asian="Calibri1" style:font-weight-asian="normal" style:font-name-complex="Calibri1" style:font-weight-complex="normal"/>
    </style:style>
    <style:style style:name="T20" style:family="text">
      <style:text-properties fo:color="#000000" style:text-underline-style="none" fo:font-weight="normal" officeooo:rsid="002f40b2" style:font-name-asian="Calibri1" style:font-weight-asian="normal" style:font-name-complex="Calibri1" style:font-weight-complex="normal"/>
    </style:style>
    <style:style style:name="T21" style:family="text">
      <style:text-properties fo:color="#000000" style:text-underline-style="none" fo:font-weight="normal" officeooo:rsid="000bfe05" style:font-name-asian="Calibri1" style:font-weight-asian="normal" style:font-name-complex="Calibri1" style:font-weight-complex="normal"/>
    </style:style>
    <style:style style:name="T22" style:family="text">
      <style:text-properties fo:color="#000000" style:text-underline-style="none" fo:font-weight="normal" officeooo:rsid="0011a538" style:font-name-asian="Calibri1" style:font-weight-asian="normal" style:font-name-complex="Calibri1" style:font-weight-complex="normal"/>
    </style:style>
    <style:style style:name="T23" style:family="text">
      <style:text-properties fo:color="#000000" style:text-underline-style="none" fo:font-weight="normal" officeooo:rsid="0013727d" style:font-name-asian="Calibri1" style:font-weight-asian="normal" style:font-name-complex="Calibri1" style:font-weight-complex="normal"/>
    </style:style>
    <style:style style:name="T24" style:family="text">
      <style:text-properties fo:color="#000000" style:text-underline-style="none" fo:font-weight="normal" officeooo:rsid="0014e533" style:font-name-asian="Calibri1" style:font-weight-asian="normal" style:font-name-complex="Calibri1" style:font-weight-complex="normal"/>
    </style:style>
    <style:style style:name="T25" style:family="text">
      <style:text-properties fo:color="#000000" style:text-underline-style="none" fo:font-weight="normal" officeooo:rsid="003064ca" style:font-name-asian="Calibri1" style:font-weight-asian="normal" style:font-name-complex="Calibri1" style:font-weight-complex="normal"/>
    </style:style>
    <style:style style:name="T26" style:family="text">
      <style:text-properties fo:color="#000000" style:text-underline-style="none" fo:font-weight="normal" officeooo:rsid="001cf1e2" style:font-name-asian="Calibri1" style:font-weight-asian="normal" style:font-name-complex="Calibri1" style:font-weight-complex="normal"/>
    </style:style>
    <style:style style:name="T27" style:family="text">
      <style:text-properties fo:color="#000000" style:text-underline-style="none" fo:font-weight="normal" officeooo:rsid="001e32b4" style:font-name-asian="Calibri1" style:font-weight-asian="normal" style:font-name-complex="Calibri1" style:font-weight-complex="normal"/>
    </style:style>
    <style:style style:name="T28" style:family="text">
      <style:text-properties fo:color="#000000" style:text-underline-style="none" fo:font-weight="normal" officeooo:rsid="0017f706" style:font-name-asian="Calibri1" style:font-weight-asian="normal" style:font-name-complex="Calibri1" style:font-weight-complex="normal"/>
    </style:style>
    <style:style style:name="T29" style:family="text">
      <style:text-properties fo:color="#000000" style:text-underline-style="none" fo:font-weight="normal" officeooo:rsid="000efad4" style:font-name-asian="Calibri1" style:font-weight-asian="normal" style:font-name-complex="Calibri1" style:font-weight-complex="normal"/>
    </style:style>
    <style:style style:name="T30" style:family="text">
      <style:text-properties fo:color="#000000" style:text-underline-style="none" fo:font-weight="normal" officeooo:rsid="001a3fe3" style:font-name-asian="Calibri1" style:font-weight-asian="normal" style:font-name-complex="Calibri1" style:font-weight-complex="normal"/>
    </style:style>
    <style:style style:name="T31" style:family="text">
      <style:text-properties fo:color="#000000" style:text-underline-style="none" fo:font-weight="normal" officeooo:rsid="001026ed" style:font-name-asian="Calibri1" style:font-weight-asian="normal" style:font-name-complex="Calibri1" style:font-weight-complex="normal"/>
    </style:style>
    <style:style style:name="T32" style:family="text">
      <style:text-properties fo:color="#000000" style:text-underline-style="none" fo:font-weight="normal" officeooo:rsid="00df6b02" style:font-name-asian="Calibri1" style:font-weight-asian="normal" style:font-name-complex="Calibri1" style:font-weight-complex="normal"/>
    </style:style>
    <style:style style:name="T33" style:family="text">
      <style:text-properties fo:color="#000000" style:text-underline-style="none" style:font-name-asian="Calibri1" style:font-name-complex="Calibri1"/>
    </style:style>
    <style:style style:name="T34" style:family="text">
      <style:text-properties fo:color="#000000" style:text-underline-style="none" officeooo:rsid="003064ca" style:font-name-asian="Calibri1" style:font-name-complex="Calibri1"/>
    </style:style>
    <style:style style:name="T35" style:family="text">
      <style:text-properties fo:color="#000000" style:text-underline-style="none" officeooo:rsid="0017f706" style:font-name-asian="Calibri1" style:font-name-complex="Calibri1"/>
    </style:style>
    <style:style style:name="T36" style:family="text">
      <style:text-properties fo:color="#000000" fo:font-style="normal" style:text-underline-style="none" fo:font-weight="bold" style:font-name-asian="Calibri1" style:font-style-asian="normal" style:font-weight-asian="bold" style:font-name-complex="Calibri1" style:font-style-complex="normal" style:font-weight-complex="bold"/>
    </style:style>
    <style:style style:name="T37" style:family="text">
      <style:text-properties fo:color="#000000" fo:font-style="normal" style:text-underline-style="none" fo:font-weight="bold" officeooo:rsid="000b4965" style:font-name-asian="Calibri1" style:font-style-asian="normal" style:font-weight-asian="bold" style:font-name-complex="Calibri1" style:font-style-complex="normal" style:font-weight-complex="bold"/>
    </style:style>
    <style:style style:name="T38" style:family="text">
      <style:text-properties officeooo:rsid="002c38a2"/>
    </style:style>
    <style:style style:name="T39" style:family="text">
      <style:text-properties officeooo:rsid="0014e533"/>
    </style:style>
    <style:style style:name="T40" style:family="text">
      <style:text-properties officeooo:rsid="001b963a"/>
    </style:style>
    <style:style style:name="T41" style:family="text">
      <style:text-properties officeooo:rsid="003064ca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2c9f2" style:font-weight-asian="normal" style:font-weight-complex="normal"/>
    </style:style>
    <style:style style:name="T44" style:family="text">
      <style:text-properties officeooo:rsid="00195ecb"/>
    </style:style>
    <style:style style:name="T45" style:family="text">
      <style:text-properties officeooo:rsid="0019264c"/>
    </style:style>
    <style:style style:name="T46" style:family="text">
      <style:text-properties officeooo:rsid="002f40b2"/>
    </style:style>
    <style:style style:name="T47" style:family="text">
      <style:text-properties officeooo:rsid="002dba91"/>
    </style:style>
    <style:style style:name="T48" style:family="text">
      <style:text-properties officeooo:rsid="001a3fe3"/>
    </style:style>
    <style:style style:name="T49" style:family="text">
      <style:text-properties officeooo:rsid="0016fbf8"/>
    </style:style>
    <style:style style:name="T50" style:family="text">
      <style:text-properties officeooo:rsid="001e32b4"/>
    </style:style>
    <style:style style:name="T51" style:family="text">
      <style:text-properties officeooo:rsid="00df6b02"/>
    </style:style>
    <style:style style:name="T52" style:family="text">
      <style:text-properties officeooo:rsid="00dfa08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o para esclarecimento de dúvidas relativo a alteração do sistema - Serviços NFSE Chapecó</text:p>
      <text:p text:style-name="P5"/>
      <text:p text:style-name="P7"><text:span text:style-name="T1">1) – </text:span>Os serviços declarados e prestados serão realizados em 2 ambientes? Por exemplo: Fly e livro eletrônico.</text:p>
      <text:p text:style-name="P7">R: Não, todos os serviços de declaração <text:span text:style-name="T7">(DIR)</text:span> e prestação de serviço (NFSe/RPS/<text:span text:style-name="T7">Nota avulsa</text:span>) serão feitos em ambiente único, sendo este o módulo NFSe – Pública Tecnologia.</text:p>
      <text:p text:style-name="P7"/>
      <text:p text:style-name="P22"><text:span text:style-name="T9">2</text:span><text:span text:style-name="T8">) – </text:span><text:span text:style-name="T14">O que </text:span><text:span text:style-name="T32">é</text:span><text:span text:style-name="T14"> DIR?</text:span></text:p>
      <text:p text:style-name="P22"><text:span text:style-name="T14">DIR, Documento de Informação Recebida ou Documento de Imposto Retido, é compreendida pela funcionalidade do livro eletrônico, ou seja, </text:span><text:span text:style-name="T15">processo de declarações de serviços (</text:span><text:span text:style-name="T32">Serviços tomados</text:span><text:span text:style-name="T15"> – </text:span><text:span text:style-name="T16">ISS RETIDO</text:span><text:span text:style-name="T15">).</text:span></text:p>
      <text:p text:style-name="P7"/>
      <text:p text:style-name="P22"><text:span text:style-name="T37">3</text:span><text:span text:style-name="T36">) – </text:span><text:span text:style-name="T14">Notas </text:span><text:span text:style-name="T17">emitidas</text:span><text:span text:style-name="T14">, são convertidas automaticamente?</text:span></text:p>
      <text:p text:style-name="P22"><text:span text:style-name="T14">Sim, </text:span><text:span text:style-name="T17">quando tomador</text:span><text:span text:style-name="T18">es</text:span><text:span text:style-name="T17"> e prestadores </text:span><text:span text:style-name="T18">forem</text:span><text:span text:style-name="T17"> do município </text:span><text:span text:style-name="T18">de C</text:span><text:span text:style-name="T17">hapecó, </text:span><text:span text:style-name="T14">NFSe’s </text:span><text:span text:style-name="T32">emitidas </text:span><text:span text:style-name="T14">s</text:span><text:span text:style-name="T18">erão</text:span><text:span text:style-name="T14"> convertidas automaticamente para respectivo </text:span><text:span text:style-name="T32">tomador</text:span><text:span text:style-name="T14"> d</text:span><text:span text:style-name="T15">e</text:span><text:span text:style-name="T14"> serviço</text:span><text:span text:style-name="T15">.</text:span></text:p>
      <text:p text:style-name="P8"/>
      <text:p text:style-name="P8"><text:span text:style-name="T1">4) – </text:span>É necessário <text:span text:style-name="T1">encerrar\fechar movimentação</text:span> na competência?</text:p>
      <text:p text:style-name="P23"><text:span text:style-name="T14">Não</text:span><text:span text:style-name="T19">.</text:span></text:p>
      <text:p text:style-name="P8"/>
      <text:p text:style-name="P9"><text:span text:style-name="T2">5</text:span><text:span text:style-name="T1">) – </text:span>Como verificar as <text:span text:style-name="T1">movimentaç</text:span><text:span text:style-name="T3">ões de serviços tomados, prestados</text:span><text:span text:style-name="T1"> </text:span><text:span text:style-name="T3">totais da empresa</text:span>? É possível emitir relatório <text:span text:style-name="T38">com essas informações</text:span>?</text:p>
      <text:p text:style-name="P9">Sim, <text:span text:style-name="T39">acessando com a empresa, na aba serviços, existe a opção de “Relatório de movimentação – notas emitidas/recebidas”, filtrando por competência, é possível localizar documentos das prestações/declarações de serviço, assim como valores totais de serviço.</text:span></text:p>
      <text:p text:style-name="P8"/>
      <text:p text:style-name="P8"><text:span text:style-name="T2">6</text:span><text:span text:style-name="T1">) – </text:span>As empresas que utilizam os <text:span text:style-name="T1">serviços</text:span> <text:span text:style-name="T1">disponibilizados pelo fly-nota estarão credenciados</text:span> no novo sistema?</text:p>
      <text:p text:style-name="P23"><text:span text:style-name="T14">Sim, todas as empresas estarão credenciadas, porém, será necessário </text:span><text:span text:style-name="T20">gerar </text:span><text:span text:style-name="T14">senha </text:span><text:span text:style-name="T21">no </text:span><text:span text:style-name="T20">novo</text:span><text:span text:style-name="T21"> sistema.</text:span></text:p>
      <text:p text:style-name="P10">Para isso, acessar site NFSe do município de Chapecó, aba “senhas”, incluir CPF/CNPJ e clicar em enviar.</text:p>
      <text:p text:style-name="P10">Senha será enviada para o e-mail cadastrado no banco de dados da Prefeitura.</text:p>
      <text:p text:style-name="P8"/>
      <text:p text:style-name="P8"><text:span text:style-name="T2">7</text:span><text:span text:style-name="T1">) –</text:span> As <text:span text:style-name="T1">empresas </text:span><text:span text:style-name="T4">de fora do município</text:span><text:span text:style-name="T40"> </text:span>que utilizam os serviços disponibilizados pelo Livro-eletrônico, estarão credenciadas no novo sistema?</text:p>
      <text:p text:style-name="P10">Não, todas as empresas deverão solicitar credenciamento. </text:p>
      <text:p text:style-name="P10">Para isso, acessar o site NFSe do município de Chapecó, “aba credenciamento”, incluir dados da empresa e enviar, após, será emitido o documento de credenciamento consta<text:span text:style-name="T7">ndo</text:span> nº do processo e chave de validação, possibilitando o acompanhamento via web, disponibilizado no mesmo site, em ‘acompanhar credenciamento’.</text:p>
      <text:p text:style-name="P10"/>
      <text:p text:style-name="P19"><text:span text:style-name="T41">8)</text:span> – <text:span text:style-name="T42">A </text:span>assinatura digital é obrigatório<text:span text:style-name="T42"> </text:span><text:span text:style-name="T43">no</text:span><text:span text:style-name="T42"> credenciamento?</text:span></text:p>
      <text:p text:style-name="P30">Não</text:p>
      <text:p text:style-name="P10"/>
      <text:p text:style-name="P24"><text:span text:style-name="T10">9</text:span><text:span text:style-name="T8">) –</text:span><text:span text:style-name="T14"> Para que seja </text:span><text:span text:style-name="T22">dado o</text:span><text:span text:style-name="T19"> </text:span><text:span text:style-name="T14">aceit</text:span><text:span text:style-name="T19">e </text:span><text:span text:style-name="T18">n</text:span><text:span text:style-name="T19">o</text:span><text:span text:style-name="T14"> credenciamento pela prefeitura, documento d</text:span><text:span text:style-name="T18">e</text:span><text:span text:style-name="T14"> credenciamento deverá ser assinado e </text:span><text:span text:style-name="T19">retornado </text:span><text:span text:style-name="T14">ao e-mail da prefeitura?</text:span></text:p>
      <text:p text:style-name="P24"><text:span text:style-name="T23">Não, aceite será dado após análise das informações contidas no credenciamento, indiferente assinatura do documento e retorno a prefeitura. </text:span><text:span text:style-name="T24">Em todo caso, sugerimos que documento seja guardado para posteriores consultas.</text:span></text:p>
      <text:p text:style-name="P10"/>
      <text:p text:style-name="P24"><text:span text:style-name="T10">10</text:span><text:span text:style-name="T8">) –</text:span><text:span text:style-name="T14"> Todas as </text:span><text:span text:style-name="T36">declarações e prestações de serviço</text:span><text:span text:style-name="T14"> estarão disponíveis </text:span><text:span text:style-name="T19">para consulta </text:span><text:span text:style-name="T14">no novo sistema?</text:span></text:p>
      <text:p text:style-name="P24"><text:span text:style-name="T14">Sim, todas as declarações e prestações de serviço realizadas até 31/12/</text:span><text:span text:style-name="T16">2018</text:span><text:span text:style-name="T14"> no antigo sistema, serão importadas para </text:span><text:span text:style-name="T19">novo sistema Módulo NFSe – Pública Tecnologia.</text:span></text:p>
      <text:p text:style-name="P9"/>
      <text:p text:style-name="P25"><text:span text:style-name="T10">1</text:span><text:span text:style-name="T8">1) –</text:span><text:span text:style-name="T14"> Qual o local para consulta</text:span><text:span text:style-name="T20">r</text:span><text:span text:style-name="T14"> </text:span><text:span text:style-name="T20">as</text:span><text:span text:style-name="T14"> </text:span><text:span text:style-name="T8">declarações </text:span><text:span text:style-name="T10">d</text:span><text:span text:style-name="T8">e serviços prestados</text:span><text:span text:style-name="T14"> </text:span><text:span text:style-name="T20">d</text:span><text:span text:style-name="T14">o fly-nota?</text:span></text:p>
      <text:p text:style-name="P25"><text:span text:style-name="T14">Localizado n</text:span><text:span text:style-name="T32">o menu</text:span><text:span text:style-name="T14"> serviços, </text:span><text:span text:style-name="T25">opção de “Consulta NFSe” ou “Consulta RPS”.</text:span></text:p>
      <text:p text:style-name="P18"/>
      <text:p text:style-name="P26"><text:span text:style-name="T10">1</text:span><text:span text:style-name="T8">2) </text:span><text:span text:style-name="T11">– </text:span><text:span text:style-name="T26">Qual </text:span><text:span text:style-name="T18">o</text:span><text:span text:style-name="T26"> local para consultar as </text:span><text:span text:style-name="T11">declarações de serviço tomado</text:span><text:span text:style-name="T26"> </text:span><text:span text:style-name="T14">d</text:span><text:span text:style-name="T27">o livro eletrônico?</text:span></text:p>
      <text:p text:style-name="P11">Localizado n<text:span text:style-name="T51">o menu</text:span> “serviços”, opção “consulta DIR”;</text:p>
      <text:p text:style-name="P20"/>
      <text:p text:style-name="P29"><text:span text:style-name="T34">13</text:span><text:span text:style-name="T33">) </text:span><text:span text:style-name="T16">– </text:span><text:span text:style-name="T28">Qual o local para consulta das NF’s do tipo </text:span><text:span text:style-name="T35">cupom fiscal, Nota Conjugada e Recibo</text:span><text:span text:style-name="T28">?</text:span></text:p>
      <text:p text:style-name="P12"><text:span text:style-name="T44">Localizado no menu</text:span> serviços, opção “consulta NFSe”, <text:span text:style-name="T45">possibilitando filtro por “tipo RPS”, sendo as opções, RPS – R(Recibo), RPS – C (Cupom), RPS – J (Conjugada).</text:span></text:p>
      <text:p text:style-name="P13">Obs: Somente os contribuintes habilitados <text:span text:style-name="T46">no sistema anterior como </text:span>“declara nota fiscal e CF no livro” <text:span text:style-name="T46">= Sim.</text:span></text:p>
      <text:p text:style-name="P11"/>
      <text:p text:style-name="P14"><text:span text:style-name="T1">Obs</text:span>: Declarações de serviços prestados antes do fly-nota, declarações de serviços prestados de empresas que não migraram para o fly-nota, declarações de nota conjugada por empresas não habilitadas no Regime Especial, poderão ser consultadas na aba “serviços”, opção “Livro Eletrônico<text:span text:style-name="T47"> – </text:span>Serviços Prestados”</text:p>
      <text:p text:style-name="P9"/>
      <text:p text:style-name="P27"><text:span text:style-name="T10">14</text:span><text:span text:style-name="T8">) </text:span><text:span text:style-name="T12">–</text:span><text:span text:style-name="T21"> </text:span><text:span text:style-name="T29">Est</text:span><text:span text:style-name="T30">ará</text:span><text:span text:style-name="T29"> disponível </text:span><text:span text:style-name="T13">emissão de NF conjugada, cupom ou recibo</text:span><text:span text:style-name="T29">?</text:span><text:span text:style-name="T13"> </text:span></text:p>
      <text:p text:style-name="P28"><text:span text:style-name="T14">Sim, </text:span><text:span text:style-name="T31">no módulo NFSe, acessando com a empresa, na aba serviços, existe </text:span><text:span text:style-name="T14">opção</text:span><text:span text:style-name="T31"> de “declarar RPS”, basta alterar o tipo de emissão para NF conjugada, cupom ou recibo e redigir informações do serviço.</text:span></text:p>
      <text:p text:style-name="P15"/>
      <text:p text:style-name="P15"><text:span text:style-name="T5">1</text:span><text:span text:style-name="T2">5</text:span><text:span text:style-name="T1">) –</text:span> Est<text:span text:style-name="T48">ará</text:span> disponível <text:span text:style-name="T1">emissão de Nota Avulsa via WEB</text:span>;</text:p>
      <text:p text:style-name="P16">Sim, acessando com a empresa, na aba serviços, existe opção de “Nota avulsa”, <text:span text:style-name="T49">basta redigir as informações do serviço e clicar em “Emitir nota avulsa”.</text:span></text:p>
      <text:p text:style-name="P21"/>
      <text:p text:style-name="P11"><text:soft-page-break/><text:span text:style-name="T1">1</text:span><text:span text:style-name="T2">6</text:span><text:span text:style-name="T1">) –</text:span> Qual o local para <text:span text:style-name="T50">a </text:span><text:span text:style-name="T1">consulta </text:span><text:span text:style-name="T6">das Nota avulsas</text:span><text:span text:style-name="T50">?</text:span></text:p>
      <text:p text:style-name="P17">Localizado na aba serviços, opção “Consulta nota avulsa”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>
        <style:tab-stops/>
      </style:paragraph-properties>
      <style:text-properties fo:color="#004586" style:font-name="Calibri" style:text-underline-style="none" fo:font-weight="bold" officeooo:rsid="0077df4d" officeooo:paragraph-rsid="006ded7e" style:font-weight-asian="bold" style:font-weight-complex="bold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fo:color="#004586" style:font-name="Calibri" style:text-underline-style="none" fo:font-weight="bold" officeooo:rsid="0077df4d" officeooo:paragraph-rsid="006ded7e" style:font-weight-asian="bold" style:font-weight-complex="bold"/>
    </style:style>
    <style:style style:name="MP3" style:family="paragraph" style:parent-style-name="Footer">
      <style:text-properties fo:color="#004586" style:font-name="Calibri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char" svg:x="-1.984cm" svg:y="-1.984cm" svg:width="20.985cm" svg:height="29.684cm" draw:z-index="1"><draw:image xlink:href="Pictures/10000000000009B000000DB47EC66530E1F273B6.png" xlink:type="simple" xlink:show="embed" xlink:actuate="onLoad" loext:mime-type="image/png"/></draw:frame></text:p>
        <text:p text:style-name="MP2"/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8M46S</meta:editing-duration>
    <meta:editing-cycles>178</meta:editing-cycles>
    <meta:generator>LibreOffice/6.0.4.2$Windows_X86_64 LibreOffice_project/9b0d9b32d5dcda91d2f1a96dc04c645c450872bf</meta:generator>
    <dc:date>2018-12-10T19:11:33.567000000</dc:date>
    <meta:document-statistic meta:table-count="0" meta:image-count="1" meta:object-count="0" meta:page-count="2" meta:paragraph-count="39" meta:word-count="647" meta:character-count="4383" meta:non-whitespace-character-count="3749"/>
    <meta:user-defined meta:name="Info 1"/>
    <meta:user-defined meta:name="Info 2"/>
    <meta:user-defined meta:name="Info 3"/>
    <meta:user-defined meta:name="Info 4"/>
  </office:meta>
</office:document-meta>
</file>